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4000002B22130E427FD24D9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7.461cm" draw:z-index="0"><draw:image xlink:href="Pictures/1000000000000624000002B22130E427FD24D9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00:26:49.818000000</meta:creation-date>
    <dc:date>2020-03-18T02:43:37.911000000</dc:date>
    <meta:editing-duration>PT1H36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1.2$Windows_X86_64 LibreOffice_project/4d224e95b98b138af42a64d84056446d09082932</meta:generator>
  </office:meta>
</office:document-meta>
</file>